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921cm"/>
    </style:style>
    <style:style style:name="co2" style:family="table-column">
      <style:table-column-properties fo:break-before="auto" style:column-width="17.455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9.085cm"/>
    </style:style>
    <style:style style:name="co6" style:family="table-column">
      <style:table-column-properties fo:break-before="auto" style:column-width="11.763cm"/>
    </style:style>
    <style:style style:name="co7" style:family="table-column">
      <style:table-column-properties fo:break-before="auto" style:column-width="9.585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17.8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r" fo:country="RS" fo:script="Latn" style:rfc-language-tag="sr-Latn-R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6a8759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 pla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6" office:value-type="string" calcext:value-type="string">
            <text:p>Test case name</text:p>
          </table:table-cell>
          <table:table-cell table:style-name="ce6" office:value-type="string" calcext:value-type="string">
            <text:p>Comment</text:p>
          </table:table-cell>
          <table:table-cell table:style-name="ce6" office:value-type="string" calcext:value-type="string">
            <text:p>Status pass/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Verifying that the text box functionality in Elements section creates text box with valid data which user has entered and submitted</text:p>
          </table:table-cell>
          <table:table-cell office:value-type="string" calcext:value-type="string">
            <text:p>We are testing functionality of the elements on the web page <text:a xlink:href="https://demoqa.com/" xlink:type="simple">https://demoqa.com/</text:a>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 Verifying that that the Check Box functionality is checked when a user clicks on it (all check boxes are checked)</text:p>
          </table:table-cell>
          <table:table-cell office:value-type="string" calcext:value-type="string">
            <text:p><text:span text:style-name="T1">We are testing functionality of the elements on the web page </text:span><text:span text:style-name="T1"><text:a xlink:href="https://demoqa.com/" xlink:type="simple">https://demoqa.com/</text:a></text:span>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 Verifying that that the Check Box functionality is checked when a user clicks on it (only notes check boxes is checked)</text:p>
          </table:table-cell>
          <table:table-cell office:value-type="string" calcext:value-type="string">
            <text:p><text:span text:style-name="T1">We are testing functionality of the elements on the web page </text:span><text:span text:style-name="T1"><text:a xlink:href="https://demoqa.com/" xlink:type="simple">https://demoqa.com/</text:a></text:span>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4. Verifying that the Radio Button functionality in Elements section is selected when the user clicks on it (radio buttons Yes and Immpressive) and that radio button No is not clickable</text:p>
          </table:table-cell>
          <table:table-cell office:value-type="string" calcext:value-type="string">
            <text:p><text:span text:style-name="T1">We are testing functionality of the elements on the web page </text:span><text:span text:style-name="T1"><text:a xlink:href="https://demoqa.com/" xlink:type="simple">https://demoqa.com/</text:a></text:span>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Verifying that the Web Tables functionality in Elements section can add new row when user enters his valid credentials</text:p>
          </table:table-cell>
          <table:table-cell office:value-type="string" calcext:value-type="string">
            <text:p><text:span text:style-name="T1">We are testing functionality of the elements on the web page </text:span><text:span text:style-name="T1"><text:a xlink:href="https://demoqa.com/" xlink:type="simple">https://demoqa.com/</text:a></text:span>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.Verifying that entered credentials can be changed in Web Tables in Elements section (we are changing previously entered name)</text:p>
          </table:table-cell>
          <table:table-cell office:value-type="string" calcext:value-type="string">
            <text:p><text:span text:style-name="T1">We are testing functionality of the elements on the web page </text:span><text:span text:style-name="T1"><text:a xlink:href="https://demoqa.com/" xlink:type="simple">https://demoqa.com/</text:a></text:span>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.Verifying that entered credentials can be deleted in Web Tables in Elements section (we are deleting last entry added)</text:p>
          </table:table-cell>
          <table:table-cell office:value-type="string" calcext:value-type="string">
            <text:p><text:span text:style-name="T1">We are testing functionality of the elements on the web page </text:span><text:span text:style-name="T1"><text:a xlink:href="https://demoqa.com/" xlink:type="simple">https://demoqa.com/</text:a></text:span>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.Verifying that Buttons functionality in Elements section works properly (double click button, right click button, one click button)</text:p>
          </table:table-cell>
          <table:table-cell office:value-type="string" calcext:value-type="string">
            <text:p><text:span text:style-name="T1">We are testing functionality of the elements on the web page </text:span><text:span text:style-name="T1"><text:a xlink:href="https://demoqa.com/" xlink:type="simple">https://demoqa.com/</text:a></text:span>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Verifying that Links functionality in Elements section is working properly when we click Created Link</text:p>
          </table:table-cell>
          <table:table-cell office:value-type="string" calcext:value-type="string">
            <text:p><text:span text:style-name="T1">We are testing functionality of the elements on the web page </text:span><text:span text:style-name="T1"><text:a xlink:href="https://demoqa.com/" xlink:type="simple">https://demoqa.com/</text:a></text:span>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Verifying that Links functionality in Elements section is working properly when we click No Content Link</text:p>
          </table:table-cell>
          <table:table-cell office:value-type="string" calcext:value-type="string">
            <text:p><text:span text:style-name="T1">We are testing functionality of the elements on the web page </text:span><text:span text:style-name="T1"><text:a xlink:href="https://demoqa.com/" xlink:type="simple">https://demoqa.com/</text:a></text:span>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Verifying that Links functionality in Elements section is working properly when we click Moved <text:s/>Link</text:p>
          </table:table-cell>
          <table:table-cell office:value-type="string" calcext:value-type="string">
            <text:p><text:span text:style-name="T1">We are testing functionality of the elements on the web page </text:span><text:span text:style-name="T1"><text:a xlink:href="https://demoqa.com/" xlink:type="simple">https://demoqa.com/</text:a></text:span>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.Verifying that Links functionality in Elements section is working properly when we click Bad Request Link</text:p>
          </table:table-cell>
          <table:table-cell office:value-type="string" calcext:value-type="string">
            <text:p><text:span text:style-name="T1">We are testing functionality of the elements on the web page </text:span><text:span text:style-name="T1"><text:a xlink:href="https://demoqa.com/" xlink:type="simple">https://demoqa.com/</text:a></text:span>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Verifying that Links functionality in Elements section is working properly when we click Unauthorized Link</text:p>
          </table:table-cell>
          <table:table-cell office:value-type="string" calcext:value-type="string">
            <text:p><text:span text:style-name="T1">We are testing functionality of the elements on the web page </text:span><text:span text:style-name="T1"><text:a xlink:href="https://demoqa.com/" xlink:type="simple">https://demoqa.com/</text:a></text:span>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Verifying that Links functionality in Elements section is working properly when we click Forbidden Link</text:p>
          </table:table-cell>
          <table:table-cell office:value-type="string" calcext:value-type="string">
            <text:p><text:span text:style-name="T1">We are testing functionality of the elements on the web page </text:span><text:span text:style-name="T1"><text:a xlink:href="https://demoqa.com/" xlink:type="simple">https://demoqa.com/</text:a></text:span>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Verifying that Links functionality in Elements section is working properly when we click Not Found Link</text:p>
          </table:table-cell>
          <table:table-cell office:value-type="string" calcext:value-type="string">
            <text:p><text:span text:style-name="T1">We are testing functionality of the elements on the web page </text:span><text:span text:style-name="T1"><text:a xlink:href="https://demoqa.com/" xlink:type="simple">https://demoqa.com/</text:a></text:span></text:p>
          </table:table-cell>
          <table:table-cell office:value-type="string" calcext:value-type="string">
            <text:p>pass</text:p>
          </table:table-cell>
          <table:table-cell table:number-columns-repeated="2"/>
        </table:table-row>
      </table:table>
      <table:table table:name="Test cas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est case ID: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<text:s/>Verifying that the text box functionality in Elements section creates text box with valid data which user has entered and submitted</text:p>
          </table:table-cell>
          <table:table-cell office:value-type="string" calcext:value-type="string">
            <text:p>1.We are using Chrome web browser 2.Navigate to: https://demoqa.com/</text:p>
          </table:table-cell>
          <table:table-cell office:value-type="string" calcext:value-type="string">
            <text:p>1.scroll the pag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2.click on Elements section</text:p>
          </table:table-cell>
          <table:table-cell office:value-type="string" calcext:value-type="string">
            <text:p/>
            <text:p/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3.click Text Box item from the left navigation panel</text:p>
          </table:table-cell>
          <table:table-cell office:value-type="string" calcext:value-type="string">
            <text:p>Gary Oldma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.Input full name</text:p>
          </table:table-cell>
          <table:table-cell office:value-type="string" calcext:value-type="string">
            <text:p><text:a xlink:href="mailto:oldman@gmail.com" xlink:type="simple">oldman@gmail.com</text:a>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5.Input Email</text:p>
          </table:table-cell>
          <table:table-cell office:value-type="string" calcext:value-type="string">
            <text:p>Holywood lane 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.Input current address</text:p>
          </table:table-cell>
          <table:table-cell table:style-name="ce7" office:value-type="string" calcext:value-type="string">
            <text:p>Holywood lane 2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7.Input permanent address</text:p>
          </table:table-cell>
          <table:table-cell table:style-name="ce2"/>
          <table:table-cell office:value-type="string" calcext:value-type="string">
            <text:p>Text box appears in this form:Name:Gary Oldman</text:p>
            <text:p/>
            <text:p>Email:oldman@gmail.com</text:p>
            <text:p/>
            <text:p>Current Address :Holywood lane 2</text:p>
            <text:p>Permananet Address :Holywood lane 2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table:style-name="ce7" office:value-type="string" calcext:value-type="string">
            <text:p>8.scroll the page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9.Click subm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case ID: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<text:s text:c="2"/>Verifying that that the Check Box functionality is checked when a user clicks on it (all check boxes are checked)</text:p>
          </table:table-cell>
          <table:table-cell office:value-type="string" calcext:value-type="string">
            <text:p>1.We are using Chrome web browser 2.Navigate to: https://demoqa.com/</text:p>
          </table:table-cell>
          <table:table-cell office:value-type="string" calcext:value-type="string">
            <text:p>1.scroll the pa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Click on the Check Box item from the left navig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Click on Home check box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Message appears: You have selected :home desktop notes commands documents workspace react angular veu</text:p>
            <text:p>Office public private classified general downloads wordFile excelFil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case ID: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<text:s text:c="2"/>Verifying that that the Check Box functionality is checked when a user clicks on it (only notes check boxes is checked)</text:p>
          </table:table-cell>
          <table:table-cell office:value-type="string" calcext:value-type="string">
            <text:p>1.We are using Chrome web browser 2.Navigate to: https://demoqa.com/</text:p>
          </table:table-cell>
          <table:table-cell office:value-type="string" calcext:value-type="string">
            <text:p>1.Click on Home check box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2.Click on expand home check box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3.Click on expand desktop check box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4.Click on notes check box</text:p>
          </table:table-cell>
          <table:table-cell/>
          <table:table-cell office:value-type="string" calcext:value-type="string">
            <text:p>Message appears: You have selected : notes 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case ID: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table:style-name="ce7" office:value-type="string" calcext:value-type="string">
            <text:p><text:s/>Verifying that the Radio Button functionality in Elements section is selected when the user clicks on it (radio buttons Yes and Immpressive) and that radio button No is not clickable</text:p>
          </table:table-cell>
          <table:table-cell office:value-type="string" calcext:value-type="string">
            <text:p>1.We are using Chrome web browser 2.Navigate to: https://demoqa.com/</text:p>
          </table:table-cell>
          <table:table-cell office:value-type="string" calcext:value-type="string">
            <text:p>1.Click on Radio Button Menu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 calcext:value-type="string">
            <text:p>2.Click on the Impressive radio button</text:p>
          </table:table-cell>
          <table:table-cell/>
          <table:table-cell office:value-type="string" calcext:value-type="string">
            <text:p>Message appears: You have selected Impressive<text:span text:style-name="T2"> </text:span>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.Click on Yes radio button</text:p>
          </table:table-cell>
          <table:table-cell table:style-name="ce2"/>
          <table:table-cell office:value-type="string" calcext:value-type="string">
            <text:p>Message appears: You have selected Yes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.Click on No radio button</text:p>
          </table:table-cell>
          <table:table-cell table:style-name="ce7"/>
          <table:table-cell office:value-type="string" calcext:value-type="string">
            <text:p>There is no message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7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case ID: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Verifying that the Web Tables functionality in Elements section can add new row when user enters his valid credentials</text:p>
          </table:table-cell>
          <table:table-cell office:value-type="string" calcext:value-type="string">
            <text:p>1.We are using Chrome web browser 2.Navigate to: https://demoqa.com/</text:p>
          </table:table-cell>
          <table:table-cell office:value-type="string" calcext:value-type="string">
            <text:p>1.scroll the pa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Click on the Web Tables item from the left navig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Click on Add butt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4.Input First Name</text:p>
          </table:table-cell>
          <table:table-cell office:value-type="string" calcext:value-type="string">
            <text:p>Gary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5.Input last name</text:p>
          </table:table-cell>
          <table:table-cell office:value-type="string" calcext:value-type="string">
            <text:p>Coop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6.Input email</text:p>
          </table:table-cell>
          <table:table-cell table:style-name="ce7" office:value-type="string" calcext:value-type="string">
            <text:p><text:a xlink:href="mailto:cooper@gmail.com" xlink:type="simple">cooper@gmail.com</text:a></text:p>
          </table:table-cell>
          <table:table-cell office:value-type="string" calcext:value-type="string">
            <text:p>Added credentials should appear in the table after submitting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7.Input age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8.Input salary</text:p>
          </table:table-cell>
          <table:table-cell table:style-name="ce7" office:value-type="float" office:value="97000" calcext:value-type="float">
            <text:p>9700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9.Input department</text:p>
          </table:table-cell>
          <table:table-cell office:value-type="string" calcext:value-type="string">
            <text:p>Movi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10.Cllick submi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.scroll the p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 case ID: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6.</text:p>
          </table:table-cell>
          <table:table-cell office:value-type="string" calcext:value-type="string">
            <text:p>Verifying that entered credentials can be changed in Web Tables in Elements section (we are changing previously entered name)</text:p>
          </table:table-cell>
          <table:table-cell office:value-type="string" calcext:value-type="string">
            <text:p>1.We are using Chrome web browser 2.Navigate to: https://demoqa.com/</text:p>
          </table:table-cell>
          <table:table-cell office:value-type="string" calcext:value-type="string">
            <text:p>1.click on edit button in previously added row in web tab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clear first name fiel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enter new name</text:p>
          </table:table-cell>
          <table:table-cell office:value-type="string" calcext:value-type="string">
            <text:p>Lary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4.click submit</text:p>
          </table:table-cell>
          <table:table-cell/>
          <table:table-cell office:value-type="string" calcext:value-type="string">
            <text:p>After submitting first name should be changed to Lar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est case ID: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7.</text:p>
          </table:table-cell>
          <table:table-cell office:value-type="string" calcext:value-type="string">
            <text:p>Verifying that entered credentials can be deleted in Web Tables in Elements section (we are deleting last entry added)</text:p>
          </table:table-cell>
          <table:table-cell office:value-type="string" calcext:value-type="string">
            <text:p>1.We are using Chrome web browser 2.Navigate to: https://demoqa.com/</text:p>
          </table:table-cell>
          <table:table-cell office:value-type="string" calcext:value-type="string">
            <text:p>1.click on delete button in previously added row in web table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fter clicking on delete button there shouldn‘t be any entry with first name Lar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est case ID: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8.</text:p>
          </table:table-cell>
          <table:table-cell office:value-type="string" calcext:value-type="string">
            <text:p>Verifying that Buttons functionality in Elements section works properly (double click button, right click button, one click button)</text:p>
          </table:table-cell>
          <table:table-cell office:value-type="string" calcext:value-type="string">
            <text:p>1.We are using Chrome web browser 2.Navigate to: https://demoqa.com/</text:p>
          </table:table-cell>
          <table:table-cell office:value-type="string" calcext:value-type="string">
            <text:p>1.click on Buttons menu in Elements sec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double click on double click me button</text:p>
          </table:table-cell>
          <table:table-cell/>
          <table:table-cell office:value-type="string" calcext:value-type="string">
            <text:p>Message appears: You have done a double clic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.right click on right click me button</text:p>
          </table:table-cell>
          <table:table-cell/>
          <table:table-cell office:value-type="string" calcext:value-type="string">
            <text:p>Message appears: You have done a right click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.perform single left click on click me button</text:p>
          </table:table-cell>
          <table:table-cell/>
          <table:table-cell office:value-type="string" calcext:value-type="string">
            <text:p>Message appears: You have done a dynamic click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est case ID: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Verifying that Links functionality in Elements section is working properly when we click Created Link</text:p>
          </table:table-cell>
          <table:table-cell office:value-type="string" calcext:value-type="string">
            <text:p>1.We are using Chrome web browser 2.Navigate to: https://demoqa.com/</text:p>
          </table:table-cell>
          <table:table-cell office:value-type="string" calcext:value-type="string">
            <text:p>1.scroll the pa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click on links menu in Elements sec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click on Created link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essage appears: Link has responded with staus 201 and status text Creat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case ID: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10.</text:p>
          </table:table-cell>
          <table:table-cell office:value-type="string" calcext:value-type="string">
            <text:p>Verifying that Links functionality in Elements section is working properly when we click No Content Link</text:p>
          </table:table-cell>
          <table:table-cell office:value-type="string" calcext:value-type="string">
            <text:p>1.We are using Chrome web browser 2.Navigate to: https://demoqa.com/</text:p>
          </table:table-cell>
          <table:table-cell office:value-type="string" calcext:value-type="string">
            <text:p>1.scroll the pa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click on links menu in Elements sec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click on No Content link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essage appears: Link has responded with staus 204 and status text No Content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case ID: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11.</text:p>
          </table:table-cell>
          <table:table-cell office:value-type="string" calcext:value-type="string">
            <text:p>Verifying that Links functionality in Elements section is working properly when we click Moved <text:s/>Link</text:p>
          </table:table-cell>
          <table:table-cell office:value-type="string" calcext:value-type="string">
            <text:p>1.We are using Chrome web browser 2.Navigate to: https://demoqa.com/</text:p>
          </table:table-cell>
          <table:table-cell office:value-type="string" calcext:value-type="string">
            <text:p>1.click on links menu in Elements sec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click on Moved link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ssage appears: Link has responded with staus 301 and status text Moved Permanently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case ID: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12.</text:p>
          </table:table-cell>
          <table:table-cell office:value-type="string" calcext:value-type="string">
            <text:p>Verifying that Links functionality in Elements section is working properly when we click Bad Request Link</text:p>
          </table:table-cell>
          <table:table-cell office:value-type="string" calcext:value-type="string">
            <text:p>1.We are using Chrome web browser 2.Navigate to: https://demoqa.com/</text:p>
          </table:table-cell>
          <table:table-cell office:value-type="string" calcext:value-type="string">
            <text:p>1.click on links menu in Elements sec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click on Bad Request link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ssage appears: Link has responded with staus 400 and status text Bad Request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case ID: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13.</text:p>
          </table:table-cell>
          <table:table-cell office:value-type="string" calcext:value-type="string">
            <text:p>Verifying that Links functionality in Elements section is working properly when we click Unauthorized Link</text:p>
          </table:table-cell>
          <table:table-cell office:value-type="string" calcext:value-type="string">
            <text:p>1.We are using Chrome web browser 2.Navigate to: https://demoqa.com/</text:p>
          </table:table-cell>
          <table:table-cell office:value-type="string" calcext:value-type="string">
            <text:p>1.click on links menu in Elements sec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click on Unauthorized link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ssage appears: Link has responded with staus 401 and status text Unauthorize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case ID: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14.</text:p>
          </table:table-cell>
          <table:table-cell office:value-type="string" calcext:value-type="string">
            <text:p>Verifying that Links functionality in Elements section is working properly when we click Forbidden Link</text:p>
          </table:table-cell>
          <table:table-cell office:value-type="string" calcext:value-type="string">
            <text:p>1.We are using Chrome web browser 2.Navigate to: https://demoqa.com/</text:p>
          </table:table-cell>
          <table:table-cell office:value-type="string" calcext:value-type="string">
            <text:p>1.click on links menu in Elements sec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click on Forbidden link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ssage appears: Link has responded with staus 403 and status text Forbidden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st case ID:</text:p>
          </table:table-cell>
          <table:table-cell office:value-type="string" calcext:value-type="string">
            <text:p>Test case nam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 step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  <table:table-cell office:value-type="string" calcext:value-type="string">
            <text:p>Actual result</text:p>
          </table:table-cell>
          <table:table-cell office:value-type="string" calcext:value-type="string">
            <text:p>Pass/fail</text:p>
          </table:table-cell>
        </table:table-row>
        <table:table-row table:style-name="ro1">
          <table:table-cell office:value-type="string" calcext:value-type="string">
            <text:p>15.</text:p>
          </table:table-cell>
          <table:table-cell office:value-type="string" calcext:value-type="string">
            <text:p>Verifying that Links functionality in Elements section is working properly when we click Not Found Link</text:p>
          </table:table-cell>
          <table:table-cell office:value-type="string" calcext:value-type="string">
            <text:p>1.We are using Chrome web browser 2.Navigate to: https://demoqa.com/</text:p>
          </table:table-cell>
          <table:table-cell office:value-type="string" calcext:value-type="string">
            <text:p>1.click on links menu in Elements sec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click on Not Found link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essage appears: Link has responded with staus 404 and status text Not Found</text:p>
          </table:table-cell>
          <table:table-cell office:value-type="string" calcext:value-type="string">
            <text:p>as expected</text:p>
          </table:table-cell>
          <table:table-cell office:value-type="string" calcext:value-type="string">
            <text:p>pass</text:p>
          </table:table-cell>
        </table:table-row>
      </table:table>
      <table:table table:name="Bug reports" table:style-name="ta1">
        <table:table-column table:style-name="co4" table:default-cell-style-name="Default"/>
        <table:table-row table:style-name="ro1">
          <table:table-cell/>
        </table:table-row>
      </table:table>
      <table:table table:name="Improvements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style:rfc-language-tag="sr-Latn-RS" fo:language="sr" fo:script="Latn" fo:country="R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.00.0000</text:date>, <text:time style:data-style-name="N2" text:time-value="18:37:39.6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18:58:29.565000000</meta:creation-date>
    <dc:date>2022-06-19T16:15:01.219000000</dc:date>
    <meta:editing-duration>PT3H46M49S</meta:editing-duration>
    <meta:editing-cycles>7</meta:editing-cycles>
    <meta:generator>LibreOffice/7.1.4.2$Windows_X86_64 LibreOffice_project/a529a4fab45b75fefc5b6226684193eb000654f6</meta:generator>
    <meta:document-statistic meta:table-count="4" meta:cell-count="330" meta:object-count="0"/>
  </office:meta>
</office:document-meta>
</file>